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OC</text:p>
          </table:table-cell>
          <table:table-cell office:value-type="string" calcext:value-type="string">
            <text:p>Toy_data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Augmentations</text:p>
          </table:table-cell>
          <table:table-cell office:value-type="string" calcext:value-type="string">
            <text:p>Batchnorm</text:p>
          </table:table-cell>
          <table:table-cell office:value-type="string" calcext:value-type="string">
            <text:p>Pretrained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05" calcext:value-type="float">
            <text:p>0.62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62" calcext:value-type="float">
            <text:p>0.60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64" calcext:value-type="float">
            <text:p>0.61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79" calcext:value-type="float">
            <text:p>0.50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47" calcext:value-type="float">
            <text:p>0.3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686" calcext:value-type="float">
            <text:p>0.36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191" calcext:value-type="float">
            <text:p>0.31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687" calcext:value-type="float">
            <text:p>0.26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055" calcext:value-type="float">
            <text:p>0.40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836" calcext:value-type="float">
            <text:p>0.38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96" calcext:value-type="float">
            <text:p>0.3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267" calcext:value-type="float">
            <text:p>0.62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308" calcext:value-type="float">
            <text:p>0.63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285" calcext:value-type="float">
            <text:p>0.62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344" calcext:value-type="float">
            <text:p>0.63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712" calcext:value-type="float">
            <text:p>0.57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678" calcext:value-type="float">
            <text:p>0.56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553" calcext:value-type="float">
            <text:p>0.35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527" calcext:value-type="float">
            <text:p>0.25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686" calcext:value-type="float">
            <text:p>0.36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553" calcext:value-type="float">
            <text:p>0.35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074" calcext:value-type="float">
            <text:p>0.10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969" calcext:value-type="float">
            <text:p>0.09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193" calcext:value-type="float">
            <text:p>0.11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101" calcext:value-type="float">
            <text:p>0.11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99" calcext:value-type="float">
            <text:p>0.34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5" calcext:value-type="float">
            <text:p>0.3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36" calcext:value-type="float">
            <text:p>0.40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671" calcext:value-type="float">
            <text:p>0.76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91" calcext:value-type="float">
            <text:p>0.43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2" calcext:value-type="float">
            <text:p>0.6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32" calcext:value-type="float">
            <text:p>0.5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034" calcext:value-type="float">
            <text:p>0.40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781" calcext:value-type="float">
            <text:p>0.47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711" calcext:value-type="float">
            <text:p>0.37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072" calcext:value-type="float">
            <text:p>0.70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242" calcext:value-type="float">
            <text:p>0.82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181" calcext:value-type="float">
            <text:p>0.81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781" calcext:value-type="float">
            <text:p>0.47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27" calcext:value-type="float">
            <text:p>0.6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314" calcext:value-type="float">
            <text:p>0.53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148" calcext:value-type="float">
            <text:p>0.81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82" calcext:value-type="float">
            <text:p>0.01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558" calcext:value-type="float">
            <text:p>0.45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955" calcext:value-type="float">
            <text:p>0.39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814" calcext:value-type="float">
            <text:p>0.68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806" calcext:value-type="float">
            <text:p>0.18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71" calcext:value-type="float">
            <text:p>0.5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416" calcext:value-type="float">
            <text:p>0.44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82" calcext:value-type="float">
            <text:p>0.74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32" calcext:value-type="float">
            <text:p>0.78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65" calcext:value-type="float">
            <text:p>0.78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267" calcext:value-type="float">
            <text:p>0.126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154" calcext:value-type="float">
            <text:p>0.115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79" calcext:value-type="float">
            <text:p>0.027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32" calcext:value-type="float">
            <text:p>0.023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42" calcext:value-type="float">
            <text:p>0.024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6" calcext:value-type="float">
            <text:p>0.017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22" calcext:value-type="float">
            <text:p>0.042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104" calcext:value-type="float">
            <text:p>0.110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351" calcext:value-type="float">
            <text:p>0.135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42" calcext:value-type="float">
            <text:p>0.024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121" calcext:value-type="float">
            <text:p>0.11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351" calcext:value-type="float">
            <text:p>0.135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136" calcext:value-type="float">
            <text:p>0.113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76" calcext:value-type="float">
            <text:p>0.067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65" calcext:value-type="float">
            <text:p>0.01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5" calcext:value-type="float">
            <text:p>0.06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8" calcext:value-type="float">
            <text:p>0.043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3" calcext:value-type="float">
            <text:p>0.04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7:13:15.230091900</meta:creation-date>
    <dc:date>2019-05-16T17:41:25.382176370</dc:date>
    <meta:editing-duration>PT5M19S</meta:editing-duration>
    <meta:editing-cycles>2</meta:editing-cycles>
    <meta:generator>LibreOffice/5.1.6.2$Linux_X86_64 LibreOffice_project/10m0$Build-2</meta:generator>
    <meta:document-statistic meta:table-count="1" meta:cell-count="560" meta:object-count="0"/>
  </office:meta>
</office:document-meta>
</file>